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tRenderer.getEnd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Renderer.PrintRenderer( PrinterJob printerJo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ntRenderer.getPrinterJo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Renderer.stopRender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intRenderer.setStartPage( int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Renderer.setUserAgent( FOUserAgent ag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rintRenderer.getStar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Renderer.setEndPage(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Renderer.initializePrinterJob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intRenderer.Print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